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9cm" fo:min-width="3.12cm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9cm"/>
    </style:style>
    <style:style style:name="gr9" style:family="graphic" style:parent-style-name="standard">
      <style:graphic-properties draw:marker-start="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horndale AMT'" style:font-family-generic="roman" style:font-pitch="variable" fo:font-size="10pt" style:font-size-asian="10pt" style:font-size-complex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Thorndale AMT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horndale AMT'" style:font-family-generic="roman" style:font-pitch="variable" fo:font-size="10pt" style:font-size-asian="10pt" style:font-size-complex="10pt"/>
    </style:style>
    <style:style style:name="P6" style:family="paragraph">
      <style:paragraph-properties fo:margin-left="0cm" fo:margin-right="0cm" fo:text-indent="0cm"/>
      <style:text-properties fo:font-family="'Thorndale AMT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family="'Thorndale AMT'" style:font-family-generic="roman" style:font-pitch="variable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family="'Thorndale AMT'" style:font-family-generic="roman" style:font-pitch="variable"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family="'Thorndale AMT'" style:font-family-generic="roman" style:font-pitch="variable" fo:font-size="10pt" style:font-size-asian="10pt" style:font-size-complex="10pt"/>
    </style:style>
    <style:style style:name="T2" style:family="text">
      <style:text-properties fo:font-family="'Thorndale AMT'" style:font-family-generic="roman" style:font-pitch="variable" fo:font-size="12pt" style:font-size-asian="12pt" style:font-size-complex="12pt"/>
    </style:style>
    <style:style style:name="T3" style:family="text">
      <style:text-properties fo:font-family="'Thorndale AMT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858cm" svg:height="1.333cm" svg:x="9.192cm" svg:y="2.343cm">
          <text:p text:style-name="P1"><text:span text:style-name="T1">Beamfo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.806cm" svg:height="0.721cm" svg:x="6.477cm" svg:y="7.851cm">
          <draw:text-box>
            <text:p text:style-name="P3"><text:span text:style-name="T2">10 GbE</text:span></text:p>
          </draw:text-box>
        </draw:frame>
        <draw:g draw:id="id4">
          <draw:custom-shape draw:style-name="gr3" draw:text-style-name="P2" draw:layer="layout" svg:width="4.572cm" svg:height="2.477cm" svg:x="15.43cm" svg:y="7.81cm">
            <text:p text:style-name="P1"><text:span text:style-name="T1">Y Channelize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5" draw:layer="layout" svg:width="1.475cm" svg:height="0.465cm" svg:x="17.348cm" svg:y="9.512cm">
            <text:p/>
          </draw:rect>
          <draw:rect draw:style-name="gr4" draw:text-style-name="P5" draw:layer="layout" svg:width="1.474cm" svg:height="0.466cm" svg:x="17.201cm" svg:y="9.356cm">
            <text:p/>
          </draw:rect>
          <draw:rect draw:style-name="gr4" draw:text-style-name="P5" draw:layer="layout" svg:width="1.475cm" svg:height="0.466cm" svg:x="17.052cm" svg:y="9.202cm">
            <text:p/>
          </draw:rect>
          <draw:rect draw:style-name="gr4" draw:text-style-name="P5" draw:layer="layout" svg:width="1.474cm" svg:height="0.465cm" svg:x="16.906cm" svg:y="9.047cm">
            <text:p/>
          </draw:rect>
          <draw:rect draw:style-name="gr5" draw:text-style-name="P5" draw:layer="layout" svg:width="1.475cm" svg:height="0.465cm" svg:x="16.758cm" svg:y="8.893cm">
            <text:p text:style-name="P1"><text:span text:style-name="T1">Channel 0</text:span></text:p>
          </draw:rect>
        </draw:g>
        <draw:frame draw:style-name="gr6" draw:text-style-name="P6" draw:layer="layout" svg:width="6.61cm" svg:height="0.721cm" svg:x="7.695cm" svg:y="0.581cm">
          <draw:text-box>
            <text:p text:style-name="P3"><text:span text:style-name="T3">Curernt SonATA Signal Chain</text:span></text:p>
          </draw:text-box>
        </draw:frame>
        <draw:custom-shape draw:style-name="gr1" draw:text-style-name="P2" draw:id="id1" draw:layer="layout" svg:width="2.858cm" svg:height="1.333cm" svg:x="9.192cm" svg:y="2.344cm">
          <text:p text:style-name="P1"><text:span text:style-name="T1">Beamfo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.761cm" svg:height="1.764cm" svg:x="8.741cm" svg:y="8.166cm">
          <draw:glue-point draw:id="4" svg:x="-4.602cm" svg:y="5.011cm"/>
          <text:p text:style-name="P1"><text:span text:style-name="T1">10 GbE</text:span></text:p>
          <text:p text:style-name="P1"><text:span text:style-name="T1">Switch</text:span></text:p>
          <text:p text:style-name="P1"><text:span text:style-name="T1">(Fujitsu XG200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.806cm" svg:height="0.721cm" svg:x="8.481cm" svg:y="4.994cm">
          <draw:text-box>
            <text:p text:style-name="P3"><text:span text:style-name="T2">10 GbE</text:span></text:p>
          </draw:text-box>
        </draw:frame>
        <draw:frame draw:style-name="gr6" draw:text-style-name="P8" draw:layer="layout" svg:width="8.191cm" svg:height="1.029cm" svg:x="11.431cm" svg:y="4.382cm">
          <draw:text-box>
            <text:p text:style-name="P3"><text:span text:style-name="T1">104.8576MHz data in time-stamped UDP packets of complex integer samples (8-bit re, 8-bit im)</text:span></text:p>
          </draw:text-box>
        </draw:frame>
        <draw:frame draw:style-name="gr8" draw:text-style-name="P8" draw:layer="layout" svg:width="7.24cm" svg:height="1.609cm" svg:x="13.58cm" svg:y="10.795cm">
          <draw:text-box>
            <text:p text:style-name="P3"><text:span text:style-name="T1">400KHz packetized channels; single-polarization, complex integer samples (16-bit real, 16-bit <text:s/>imaginary).</text:span></text:p>
          </draw:text-box>
        </draw:frame>
        <draw:connector draw:style-name="gr9" draw:text-style-name="P9" draw:layer="layout" svg:x1="10.621cm" svg:y1="3.677cm" svg:x2="10.621cm" svg:y2="8.166cm" draw:start-shape="id1" draw:start-glue-point="2" draw:end-shape="id2" draw:end-glue-point="0" svg:d="m10621 3677v4489">
          <text:p/>
        </draw:connector>
        <draw:g draw:id="id3">
          <draw:custom-shape draw:style-name="gr3" draw:text-style-name="P2" draw:layer="layout" svg:width="4.572cm" svg:height="2.477cm" svg:x="1.524cm" svg:y="7.81cm">
            <text:p text:style-name="P1"><text:span text:style-name="T1">X Channeliz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5" draw:layer="layout" svg:width="1.475cm" svg:height="0.465cm" svg:x="3.442cm" svg:y="9.512cm">
            <text:p/>
          </draw:rect>
          <draw:rect draw:style-name="gr4" draw:text-style-name="P5" draw:layer="layout" svg:width="1.474cm" svg:height="0.466cm" svg:x="3.295cm" svg:y="9.356cm">
            <text:p/>
          </draw:rect>
          <draw:rect draw:style-name="gr4" draw:text-style-name="P5" draw:layer="layout" svg:width="1.475cm" svg:height="0.466cm" svg:x="3.146cm" svg:y="9.202cm">
            <text:p/>
          </draw:rect>
          <draw:rect draw:style-name="gr4" draw:text-style-name="P5" draw:layer="layout" svg:width="1.474cm" svg:height="0.465cm" svg:x="3cm" svg:y="9.047cm">
            <text:p/>
          </draw:rect>
          <draw:rect draw:style-name="gr5" draw:text-style-name="P5" draw:layer="layout" svg:width="1.475cm" svg:height="0.465cm" svg:x="2.852cm" svg:y="8.893cm">
            <text:p text:style-name="P1"><text:span text:style-name="T1">Channel 0</text:span></text:p>
          </draw:rect>
        </draw:g>
        <draw:custom-shape draw:style-name="gr1" draw:text-style-name="P2" draw:id="id5" draw:layer="layout" svg:width="3.761cm" svg:height="1.764cm" svg:x="8.741cm" svg:y="14.995cm">
          <text:p text:style-name="P1"><text:span text:style-name="T1">10/1 GbE</text:span></text:p>
          <text:p text:style-name="P1"><text:span text:style-name="T1">Switch</text:span></text:p>
          <text:p text:style-name="P1"><text:span text:style-name="T1">(HP Procurve 3400c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svg:x1="6.096cm" svg:y1="9.048cm" svg:x2="8.741cm" svg:y2="9.048cm" draw:start-shape="id3" draw:start-glue-point="1" draw:end-shape="id2" draw:end-glue-point="3" svg:d="m6096 9048h2645">
          <text:p/>
        </draw:connector>
        <draw:connector draw:style-name="gr10" draw:text-style-name="P9" draw:layer="layout" svg:x1="12.502cm" svg:y1="9.048cm" svg:x2="15.43cm" svg:y2="9.048cm" draw:start-shape="id2" draw:start-glue-point="1" draw:end-shape="id4" draw:end-glue-point="3" svg:d="m12502 9048h2928">
          <text:p/>
        </draw:connector>
        <draw:frame draw:style-name="gr2" draw:text-style-name="P4" draw:layer="layout" svg:width="1.806cm" svg:height="0.721cm" svg:x="12.954cm" svg:y="7.81cm">
          <draw:text-box>
            <text:p text:style-name="P3"><text:span text:style-name="T2">10 GbE</text:span></text:p>
          </draw:text-box>
        </draw:frame>
        <draw:connector draw:style-name="gr10" draw:text-style-name="P9" draw:layer="layout" svg:x1="10.621cm" svg:y1="9.93cm" svg:x2="10.621cm" svg:y2="14.995cm" draw:start-shape="id2" draw:start-glue-point="2" draw:end-shape="id5" draw:end-glue-point="0" svg:d="m10621 9930v5065">
          <text:p/>
        </draw:connector>
        <draw:g draw:id="id7">
          <draw:custom-shape draw:style-name="gr3" draw:text-style-name="P2" draw:layer="layout" svg:width="4.572cm" svg:height="2.477cm" svg:x="1.533cm" svg:y="12.573cm">
            <text:p text:style-name="P1"><text:span text:style-name="T1">DX Ho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5" draw:layer="layout" svg:width="1.475cm" svg:height="0.465cm" svg:x="3.451cm" svg:y="14.275cm">
            <text:p/>
          </draw:rect>
          <draw:rect draw:style-name="gr4" draw:text-style-name="P5" draw:layer="layout" svg:width="1.474cm" svg:height="0.466cm" svg:x="3.304cm" svg:y="14.119cm">
            <text:p/>
          </draw:rect>
          <draw:rect draw:style-name="gr4" draw:text-style-name="P5" draw:layer="layout" svg:width="1.475cm" svg:height="0.466cm" svg:x="3.155cm" svg:y="13.965cm">
            <text:p/>
          </draw:rect>
          <draw:rect draw:style-name="gr4" draw:text-style-name="P5" draw:layer="layout" svg:width="1.474cm" svg:height="0.465cm" svg:x="3.009cm" svg:y="13.81cm">
            <text:p/>
          </draw:rect>
          <draw:rect draw:style-name="gr5" draw:text-style-name="P5" draw:layer="layout" svg:width="1.475cm" svg:height="0.465cm" svg:x="2.861cm" svg:y="13.656cm">
            <text:p text:style-name="P1"><text:span text:style-name="T1">DX 0</text:span></text:p>
          </draw:rect>
        </draw:g>
        <draw:g draw:id="id6">
          <draw:custom-shape draw:style-name="gr3" draw:text-style-name="P2" draw:layer="layout" svg:width="4.572cm" svg:height="2.477cm" svg:x="8.355cm" svg:y="19.68cm">
            <text:p text:style-name="P1"><text:span text:style-name="T1">DX Ho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5" draw:layer="layout" svg:width="1.475cm" svg:height="0.465cm" svg:x="10.273cm" svg:y="21.382cm">
            <text:p/>
          </draw:rect>
          <draw:rect draw:style-name="gr4" draw:text-style-name="P5" draw:layer="layout" svg:width="1.474cm" svg:height="0.466cm" svg:x="10.126cm" svg:y="21.226cm">
            <text:p/>
          </draw:rect>
          <draw:rect draw:style-name="gr4" draw:text-style-name="P5" draw:layer="layout" svg:width="1.475cm" svg:height="0.466cm" svg:x="9.977cm" svg:y="21.072cm">
            <text:p/>
          </draw:rect>
          <draw:rect draw:style-name="gr4" draw:text-style-name="P5" draw:layer="layout" svg:width="1.474cm" svg:height="0.465cm" svg:x="9.831cm" svg:y="20.917cm">
            <text:p/>
          </draw:rect>
          <draw:rect draw:style-name="gr5" draw:text-style-name="P5" draw:layer="layout" svg:width="1.475cm" svg:height="0.465cm" svg:x="9.683cm" svg:y="20.763cm">
            <text:p text:style-name="P1"><text:span text:style-name="T1">DX 0</text:span></text:p>
          </draw:rect>
        </draw:g>
        <draw:connector draw:style-name="gr10" draw:text-style-name="P9" draw:layer="layout" svg:x1="10.621cm" svg:y1="16.759cm" svg:x2="10.641cm" svg:y2="19.68cm" draw:start-shape="id5" draw:start-glue-point="2" draw:end-shape="id6" draw:end-glue-point="0" svg:d="m10621 16759v1461h20v1460">
          <text:p/>
        </draw:connector>
        <draw:frame draw:style-name="gr2" draw:text-style-name="P4" draw:layer="layout" svg:width="1.806cm" svg:height="0.721cm" svg:x="5.814cm" svg:y="11.344cm">
          <draw:text-box>
            <text:p text:style-name="P3"><text:span text:style-name="T2">10 GbE</text:span></text:p>
          </draw:text-box>
        </draw:frame>
        <draw:connector draw:style-name="gr10" draw:text-style-name="P9" draw:layer="layout" svg:x1="3.819cm" svg:y1="12.573cm" svg:x2="8.891cm" svg:y2="9.93cm" draw:start-shape="id7" draw:start-glue-point="0" draw:end-shape="id2" draw:end-glue-point="4" svg:d="m3819 12573v-1321h5072v-1322">
          <text:p/>
        </draw:connector>
        <draw:frame draw:style-name="gr2" draw:text-style-name="P4" draw:layer="layout" svg:width="3.62cm" svg:height="3.239cm" svg:x="10.894cm" svg:y="17.775cm">
          <draw:text-box>
            <text:p text:style-name="P3"><text:span text:style-name="T2">1 GbE</text:span></text:p>
          </draw:text-box>
        </draw:frame>
        <draw:frame draw:style-name="gr2" draw:text-style-name="P4" draw:layer="layout" svg:width="3.62cm" svg:height="3.239cm" svg:x="10.795cm" svg:y="11.366cm">
          <draw:text-box>
            <text:p text:style-name="P3"><text:span text:style-name="T2">2x 10 GbE</text:span></text:p>
          </draw:text-box>
        </draw:frame>
        <draw:g draw:id="id9">
          <draw:custom-shape draw:style-name="gr3" draw:text-style-name="P2" draw:layer="layout" svg:width="4.572cm" svg:height="2.477cm" svg:x="13.555cm" svg:y="19.681cm">
            <text:p text:style-name="P1"><text:span text:style-name="T1">DX Ho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5" draw:layer="layout" svg:width="1.475cm" svg:height="0.465cm" svg:x="15.473cm" svg:y="21.383cm">
            <text:p/>
          </draw:rect>
          <draw:rect draw:style-name="gr4" draw:text-style-name="P5" draw:layer="layout" svg:width="1.474cm" svg:height="0.466cm" svg:x="15.326cm" svg:y="21.227cm">
            <text:p/>
          </draw:rect>
          <draw:rect draw:style-name="gr4" draw:text-style-name="P5" draw:layer="layout" svg:width="1.475cm" svg:height="0.466cm" svg:x="15.177cm" svg:y="21.073cm">
            <text:p/>
          </draw:rect>
          <draw:rect draw:style-name="gr4" draw:text-style-name="P5" draw:layer="layout" svg:width="1.474cm" svg:height="0.465cm" svg:x="15.031cm" svg:y="20.918cm">
            <text:p/>
          </draw:rect>
          <draw:rect draw:style-name="gr5" draw:text-style-name="P5" draw:layer="layout" svg:width="1.475cm" svg:height="0.465cm" svg:x="14.883cm" svg:y="20.764cm">
            <text:p text:style-name="P1"><text:span text:style-name="T1">DX 0</text:span></text:p>
          </draw:rect>
        </draw:g>
        <draw:g draw:id="id8">
          <draw:custom-shape draw:style-name="gr3" draw:text-style-name="P2" draw:layer="layout" svg:width="4.572cm" svg:height="2.477cm" svg:x="3.155cm" svg:y="19.681cm">
            <text:p text:style-name="P1"><text:span text:style-name="T1">DX Ho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5" draw:layer="layout" svg:width="1.475cm" svg:height="0.465cm" svg:x="5.073cm" svg:y="21.383cm">
            <text:p/>
          </draw:rect>
          <draw:rect draw:style-name="gr4" draw:text-style-name="P5" draw:layer="layout" svg:width="1.474cm" svg:height="0.466cm" svg:x="4.926cm" svg:y="21.227cm">
            <text:p/>
          </draw:rect>
          <draw:rect draw:style-name="gr4" draw:text-style-name="P5" draw:layer="layout" svg:width="1.475cm" svg:height="0.466cm" svg:x="4.777cm" svg:y="21.073cm">
            <text:p/>
          </draw:rect>
          <draw:rect draw:style-name="gr4" draw:text-style-name="P5" draw:layer="layout" svg:width="1.474cm" svg:height="0.465cm" svg:x="4.631cm" svg:y="20.918cm">
            <text:p/>
          </draw:rect>
          <draw:rect draw:style-name="gr5" draw:text-style-name="P5" draw:layer="layout" svg:width="1.475cm" svg:height="0.465cm" svg:x="4.483cm" svg:y="20.764cm">
            <text:p text:style-name="P1"><text:span text:style-name="T1">DX 0</text:span></text:p>
          </draw:rect>
        </draw:g>
        <draw:connector draw:style-name="gr10" draw:text-style-name="P9" draw:layer="layout" svg:x1="5.441cm" svg:y1="19.681cm" svg:x2="8.741cm" svg:y2="15.877cm" draw:start-shape="id8" draw:start-glue-point="0" draw:end-shape="id5" draw:end-glue-point="3" svg:d="m5441 19681v-3804h3300">
          <text:p/>
        </draw:connector>
        <draw:connector draw:style-name="gr10" draw:text-style-name="P9" draw:layer="layout" svg:x1="15.841cm" svg:y1="19.681cm" svg:x2="12.502cm" svg:y2="15.877cm" draw:start-shape="id9" draw:start-glue-point="0" draw:end-shape="id5" draw:end-glue-point="1" svg:d="m15841 19681v-3804h-3339">
          <text:p/>
        </draw:connector>
        <presentation:notes draw:style-name="dp2">
          <office:forms form:automatic-focus="false" form:apply-design-mode="false"/>
          <draw:page-thumbnail draw:style-name="gr11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-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5.099cm" svg:height="6.799cm" svg:x="3.038cm" svg:y="3.022cm"/>
      <draw:page-thumbnail draw:layer="backgroundobjects" svg:width="5.099cm" svg:height="6.799cm" svg:x="11.42cm" svg:y="3.022cm"/>
      <draw:page-thumbnail draw:layer="backgroundobjects" svg:width="5.099cm" svg:height="6.799cm" svg:x="19.802cm" svg:y="3.022cm"/>
      <draw:page-thumbnail draw:layer="backgroundobjects" svg:width="5.099cm" svg:height="6.799cm" svg:x="3.038cm" svg:y="11.766cm"/>
      <draw:page-thumbnail draw:layer="backgroundobjects" svg:width="5.099cm" svg:height="6.799cm" svg:x="11.42cm" svg:y="11.766cm"/>
      <draw:page-thumbnail draw:layer="backgroundobjects" svg:width="5.099cm" svg:height="6.799cm" svg:x="19.802cm" svg:y="11.766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8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Ken Smolek</meta:initial-creator>
    <meta:creation-date>2008-01-07T19:36:33</meta:creation-date>
    <dc:creator>Ken Smolek</dc:creator>
    <dc:date>2010-03-30T09:26:14</dc:date>
    <meta:editing-cycles>17</meta:editing-cycles>
    <meta:editing-duration>PT02H30M31S</meta:editing-duration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